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CodeStyle">
      <style:graphic-properties draw:fill-color="#eeeeee" draw:textarea-vertical-align="middle" draw:auto-grow-height="false" fo:min-height="7.815cm" fo:min-width="7.692cm"/>
    </style:style>
    <style:style style:name="gr2" style:family="graphic" style:parent-style-name="CodeStyle">
      <style:graphic-properties draw:fill-color="#eeeeee" draw:textarea-vertical-align="middle" draw:auto-grow-height="false" fo:min-height="8.452cm" fo:min-width="7.44cm"/>
    </style:style>
    <style:style style:name="gr3" style:family="graphic" style:parent-style-name="CodeStyle">
      <style:graphic-properties draw:fill-color="#eeeeee" draw:textarea-vertical-align="middle" draw:auto-grow-height="false" fo:min-height="8.986cm" fo:min-width="5.942cm"/>
    </style:style>
    <style:style style:name="gr4" style:family="graphic" style:parent-style-name="CodeStyle">
      <style:graphic-properties fo:min-height="0.721cm"/>
      <style:paragraph-properties style:writing-mode="lr-tb"/>
    </style:style>
    <style:style style:name="gr5" style:family="graphic" style:parent-style-name="CodeStyle">
      <style:graphic-properties draw:fill-color="#ffffff" fo:min-height="0.721cm"/>
      <style:paragraph-properties style:writing-mode="lr-tb"/>
    </style:style>
    <style:style style:name="gr6" style:family="graphic" style:parent-style-name="CodeStyle">
      <style:graphic-properties draw:fill="solid" draw:fill-color="#99ccff" fo:min-height="0.721cm"/>
      <style:paragraph-properties style:writing-mode="lr-tb"/>
    </style:style>
    <style:style style:name="gr7" style:family="graphic" style:parent-style-name="CodeStyle">
      <style:graphic-properties draw:fill-color="#ffffff" fo:min-height="0.891cm"/>
      <style:paragraph-properties style:writing-mode="lr-tb"/>
    </style:style>
    <style:style style:name="gr8" style:family="graphic" style:parent-style-name="standard">
      <style:graphic-properties draw:stroke="solid" svg:stroke-width="0.051cm" svg:stroke-color="#000000" draw:marker-start-width="0.355cm" draw:marker-end-width="0.355cm" draw:fill="solid" draw:fill-color="#66ccff" draw:fill-image-width="0cm" draw:fill-image-height="0cm" fo:min-height="0.721cm" fo:padding-top="0.15cm" fo:padding-bottom="0.15cm" fo:padding-left="0.275cm" fo:padding-right="0.275cm" draw:shadow="visible" draw:shadow-offset-x="0.102cm" draw:shadow-offset-y="0.1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0" style:family="graphic" style:parent-style-name="CodeStyle">
      <style:graphic-properties draw:fill="solid" draw:fill-color="#ffff00" draw:textarea-vertical-align="middle" fo:min-height="0.721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eeeeee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99cc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66ccff" draw:fill-image-width="0cm" draw:fill-image-height="0cm"/>
      <style:paragraph-properties fo:text-align="center"/>
      <style:text-properties style:font-name="Lucida Sans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ffff00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ucida Sans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8.255cm" svg:x="7.874cm" svg:y="1.39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128cm" svg:height="8.89cm" svg:x="7.493cm" svg:y="0.12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604cm" svg:height="9.398cm" svg:x="0.127cm" svg:y="0.12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5.842cm" svg:height="1.021cm" svg:x="0.381cm" svg:y="0.381cm">
          <draw:text-box>
            <text:p>test L</text:p>
          </draw:text-box>
        </draw:frame>
        <draw:frame draw:style-name="gr4" draw:layer="layout" svg:width="4.445cm" svg:height="1.021cm" svg:x="1.778cm" svg:y="1.646cm">
          <draw:text-box>
            <text:p>cfg sys</text:p>
          </draw:text-box>
        </draw:frame>
        <draw:frame draw:style-name="gr5" draw:text-style-name="P2" draw:layer="layout" svg:width="6.223cm" svg:height="1.021cm" svg:x="8.998cm" svg:y="1.392cm">
          <draw:text-box>
            <text:p>Model Shell</text:p>
          </draw:text-box>
        </draw:frame>
        <draw:frame draw:style-name="gr6" draw:text-style-name="P3" draw:layer="layout" svg:width="9.271cm" svg:height="1.021cm" svg:x="7.112cm" svg:y="0.127cm">
          <draw:text-box>
            <text:p>workflow.swift</text:p>
          </draw:text-box>
        </draw:frame>
        <draw:frame draw:style-name="gr5" draw:text-style-name="P2" draw:layer="layout" svg:width="6.223cm" svg:height="1.021cm" svg:x="9.017cm" svg:y="3.932cm">
          <draw:text-box>
            <text:p>Model Runner</text:p>
          </draw:text-box>
        </draw:frame>
        <draw:frame draw:style-name="gr7" draw:text-style-name="P2" draw:layer="layout" svg:width="6.223cm" svg:height="1.191cm" svg:x="9.017cm" svg:y="7.239cm">
          <draw:text-box>
            <text:p>Torch / TensorFlow</text:p>
          </draw:text-box>
        </draw:frame>
        <draw:frame draw:style-name="gr8" draw:text-style-name="P5" draw:layer="layout" svg:width="4.445cm" svg:height="1.021cm" svg:x="1.778cm" svg:y="2.789cm">
          <draw:text-box>
            <text:p text:style-name="P4"><text:span text:style-name="T1">cfg params</text:span></text:p>
          </draw:text-box>
        </draw:frame>
        <draw:frame draw:style-name="gr5" draw:text-style-name="P2" draw:layer="layout" svg:width="6.096cm" svg:height="1.021cm" svg:x="0.381cm" svg:y="5.226cm">
          <draw:text-box>
            <text:p>Workflow Shell</text:p>
          </draw:text-box>
        </draw:frame>
        <draw:frame draw:style-name="gr5" draw:text-style-name="P2" draw:layer="layout" svg:width="6.096cm" svg:height="1.021cm" svg:x="0.381cm" svg:y="6.623cm">
          <draw:text-box>
            <text:p>Swift/T Launcher</text:p>
          </draw:text-box>
        </draw:frame>
        <draw:frame draw:style-name="gr9" draw:text-style-name="P6" draw:layer="layout" svg:width="6.604cm" svg:height="1.016cm" svg:x="0.005cm" svg:y="10.268cm">
          <draw:text-box>
            <text:p text:style-name="P4">Login Node</text:p>
          </draw:text-box>
        </draw:frame>
        <draw:frame draw:style-name="gr5" draw:text-style-name="P2" draw:layer="layout" svg:width="6.096cm" svg:height="1.021cm" svg:x="0.381cm" svg:y="8.015cm">
          <draw:text-box>
            <text:p>qsub, etc.</text:p>
          </draw:text-box>
        </draw:frame>
        <draw:frame draw:style-name="gr9" draw:text-style-name="P6" draw:layer="layout" svg:width="6.604cm" svg:height="1.016cm" svg:x="8.509cm" svg:y="10.244cm">
          <draw:text-box>
            <text:p text:style-name="P4">Compute Nodes</text:p>
          </draw:text-box>
        </draw:frame>
        <draw:frame draw:style-name="gr5" draw:text-style-name="P2" draw:layer="layout" svg:width="4.826cm" svg:height="1.021cm" svg:x="10.414cm" svg:y="2.662cm">
          <draw:text-box>
            <text:p>Site settings</text:p>
          </draw:text-box>
        </draw:frame>
        <draw:frame draw:style-name="gr5" draw:text-style-name="P2" draw:layer="layout" svg:width="4.445cm" svg:height="1.021cm" svg:x="1.778cm" svg:y="3.937cm">
          <draw:text-box>
            <text:p>Site settings</text:p>
          </draw:text-box>
        </draw:frame>
        <draw:frame draw:style-name="gr10" draw:text-style-name="P8" draw:layer="layout" svg:width="6.223cm" svg:height="0.721cm" svg:x="9.017cm" svg:y="5.207cm">
          <draw:text-box>
            <text:p text:style-name="P7"><text:span text:style-name="T2">CANDLE API</text:span></text:p>
          </draw:text-box>
        </draw:frame>
        <draw:frame draw:style-name="gr4" draw:layer="layout" svg:width="6.223cm" svg:height="1.021cm" svg:x="9.017cm" svg:y="5.969cm">
          <draw:text-box>
            <text:p>DL App (Python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Style" style:family="graphic" style:parent-style-name="standard">
      <style:graphic-properties draw:stroke="solid" draw:stroke-dash="Dashed_20__28_var_29__20_4" svg:stroke-width="0.051cm" svg:stroke-color="#000000" draw:marker-start-width="0.355cm" draw:marker-end-width="0.355cm" draw:fill="solid" draw:fill-color="#66ccff" draw:fill-image-width="0cm" draw:fill-image-height="0cm" fo:min-height="0.721cm" fo:padding-top="0.15cm" fo:padding-bottom="0.15cm" fo:padding-left="0.275cm" fo:padding-right="0.275cm" draw:shadow="visible" draw:shadow-offset-x="0.102cm" draw:shadow-offset-y="0.102cm"/>
      <style:paragraph-properties fo:text-align="center"/>
      <style:text-properties style:font-name="Lucida Sans" fo:font-family="'Lucida Sans'" style:font-family-generic="swiss" style:font-pitch="variable"/>
    </style:style>
  </office:styles>
  <office:automatic-styles>
    <style:page-layout style:name="PM0">
      <style:page-layout-properties fo:margin-top="0cm" fo:margin-bottom="0cm" fo:margin-left="0cm" fo:margin-right="0cm" fo:page-width="16.76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5-29T11:40:28.442000000</meta:creation-date>
    <dc:date>2024-09-04T14:21:27.295485912</dc:date>
    <meta:editing-duration>PT35M51S</meta:editing-duration>
    <meta:editing-cycles>10</meta:editing-cycles>
    <meta:generator>LibreOffice/7.3.7.2$Linux_X86_64 LibreOffice_project/30$Build-2</meta:generator>
    <meta:document-statistic meta:object-count="19"/>
  </office:meta>
</office:document-meta>
</file>